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f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  <mo stretchy="false">=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o stretchy="false">∫</mo>
                <mi mathvariant="italic">df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row>
                  <mo stretchy="false">∫</mo>
                  <mfrac>
                    <mrow>
                      <mi mathvariant="italic">d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i mathvariant="italic">dx</mi>
                  </mfrac>
                </mrow>
                <mo stretchy="false">∗</mo>
                <mi mathvariant="italic">dx</mi>
              </mrow>
            </mrow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o stretchy="false">∫</mo>
                <mi>f</mi>
              </mrow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</mtable>
    <annotation encoding="StarMath 5.0">f( x )+C=f( x )-f( a )
newline
newline
drarrow f( x )+C=int df( x )
newline
newline
drarrow f( x )+C=int { {df( x )} over  {dx} }*dx
newline
newline
drarrow f( x )+C=int f'( x )*dx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16:20:18.532957122</meta:creation-date>
    <dc:date>2020-05-07T16:22:51.409655278</dc:date>
    <meta:editing-duration>PT2M35S</meta:editing-duration>
    <meta:editing-cycles>1</meta:editing-cycles>
    <meta:generator>LibreOffice/6.4.3.2$Linux_X86_64 LibreOffice_project/40$Build-2</meta:generator>
  </office:meta>
</office:document-meta>
</file>